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B3000000B3FB505978AB08FF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2" style:family="paragraph" style:parent-style-name="Standard">
      <style:text-properties style:font-name="Calibri" fo:font-size="11.5pt" fo:language="none" fo:country="none" style:font-size-asian="11.5pt" style:font-name-complex="Calibri1" style:font-size-complex="11.5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.5pt" fo:language="none" fo:country="none" style:font-size-asian="11.5pt" style:font-name-complex="Calibri1" style:font-size-complex="11.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555555" style:font-name="Trebuchet MS" fo:font-size="10.5pt" fo:language="none" fo:country="none" style:font-size-asian="10.5pt" style:font-name-complex="Trebuchet MS1" style:font-size-complex="10.5pt"/>
    </style:style>
    <style:style style:name="P6" style:family="paragraph" style:parent-style-name="Standard">
      <style:text-properties fo:color="#000000" style:font-name="Calibri" fo:font-size="11pt" fo:language="none" fo:country="none" style:font-size-asian="11pt" style:font-name-complex="Calibri1" style:font-size-complex="11pt"/>
    </style:style>
    <style:style style:name="P7" style:family="paragraph" style:parent-style-name="Standard">
      <style:text-properties fo:color="#000000" style:font-name="Consolas" fo:font-size="9pt" fo:language="none" fo:country="none" style:font-size-asian="9pt" style:font-name-complex="Consolas1" style:font-size-complex="9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042dd0"/>
    </style:style>
    <style:style style:name="P10" style:family="paragraph" style:parent-style-name="Standard">
      <style:text-properties officeooo:paragraph-rsid="0005fcdd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fo:font-size="12pt" style:font-size-asian="12pt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color="#800000" officeooo:rsid="00023254" officeooo:paragraph-rsid="00023254"/>
    </style:style>
    <style:style style:name="P13" style:family="paragraph" style:parent-style-name="Header">
      <style:text-properties fo:color="#222222" fo:font-size="12pt" style:font-size-asian="12pt" style:font-name-complex="Calibri1" style:font-size-complex="12pt" loext:padding="0cm" loext:border="none"/>
    </style:style>
    <style:style style:name="P14" style:family="paragraph" style:parent-style-name="Header">
      <style:text-properties fo:color="#222222" style:font-name="Calibri" fo:font-size="12pt" style:font-size-asian="12pt" style:font-name-complex="Calibri1" style:font-size-complex="12pt"/>
    </style:style>
    <style:style style:name="P15" style:family="paragraph" style:parent-style-name="Header">
      <style:paragraph-properties fo:text-align="center" style:justify-single-word="false"/>
    </style:style>
    <style:style style:name="T1" style:family="text">
      <style:text-properties style:font-name="Calibri" fo:font-size="11.5pt" fo:language="none" fo:country="none" style:font-size-asian="11.5pt" style:font-name-complex="Calibri1" style:font-size-complex="11.5pt"/>
    </style:style>
    <style:style style:name="T2" style:family="text">
      <style:text-properties style:font-name="Calibri" fo:font-size="11.5pt" fo:language="none" fo:country="none" officeooo:rsid="00042dd0" style:font-size-asian="11.5pt" style:font-name-complex="Calibri1" style:font-size-complex="11.5pt"/>
    </style:style>
    <style:style style:name="T3" style:family="text">
      <style:text-properties style:font-name="Calibri" fo:font-size="11.5pt" fo:language="none" fo:country="none" officeooo:rsid="0005d3a5" style:font-size-asian="11.5pt" style:font-name-complex="Calibri1" style:font-size-complex="11.5pt"/>
    </style:style>
    <style:style style:name="T4" style:family="text">
      <style:text-properties style:font-name="Calibri" fo:font-weight="bold" style:font-weight-asian="bold" style:font-name-complex="Calibri1" style:font-weight-complex="bold"/>
    </style:style>
    <style:style style:name="T5" style:family="text">
      <style:text-properties fo:color="#555555" style:font-name="Trebuchet MS" fo:font-size="10.5pt" fo:language="none" fo:country="none" style:font-size-asian="10.5pt" style:font-name-complex="Trebuchet MS1" style:font-size-complex="10.5pt"/>
    </style:style>
    <style:style style:name="T6" style:family="text">
      <style:text-properties fo:color="#000000" style:font-name="Calibri" fo:font-size="11pt" fo:language="none" fo:country="none" style:font-size-asian="11pt" style:font-name-complex="Calibri1" style:font-size-complex="11pt"/>
    </style:style>
    <style:style style:name="T7" style:family="text">
      <style:text-properties fo:color="#000000" style:font-name="Consolas" fo:font-size="9pt" fo:language="none" fo:country="none" style:font-size-asian="9pt" style:font-name-complex="Consolas1" style:font-size-complex="9pt"/>
    </style:style>
    <style:style style:name="T8" style:family="text">
      <style:text-properties fo:color="#548ed5" style:font-name="Consolas" fo:font-size="9pt" fo:language="none" fo:country="none" style:font-size-asian="9pt" style:font-name-complex="Consolas1" style:font-size-complex="9pt"/>
    </style:style>
    <style:style style:name="T9" style:family="text">
      <style:text-properties fo:color="#222222" fo:font-size="12pt" style:font-size-asian="12pt" style:font-name-complex="Calibri1" style:font-size-complex="12pt" loext:padding="0cm" loext:border="none"/>
    </style:style>
    <style:style style:name="T10" style:family="text">
      <style:text-properties fo:color="#222222" style:font-name="Calibri" fo:font-size="12pt" style:font-size-asian="12pt" style:font-name-complex="Calibri1" style:font-size-complex="12pt" loext:padding="0cm" loext:border="none"/>
    </style:style>
    <style:style style:name="T11" style:family="text">
      <style:text-properties fo:color="#222222" style:font-name="Calibri" fo:font-size="12pt" style:font-size-asian="12pt" style:font-name-complex="Calibri1" style:font-size-complex="12pt"/>
    </style:style>
    <style:style style:name="T12" style:family="text">
      <style:text-properties fo:color="#800000" style:font-name="Calibri" fo:font-size="11.5pt" fo:language="none" fo:country="none" style:font-size-asian="11.5pt" style:font-name-complex="Calibri1" style:font-size-complex="11.5pt"/>
    </style:style>
    <style:style style:name="T13" style:family="text">
      <style:text-properties fo:color="#800000" style:font-name="Calibri" fo:font-size="11.5pt" fo:language="none" fo:country="none" officeooo:rsid="00042dd0" style:font-size-asian="11.5pt" style:font-name-complex="Calibri1" style:font-size-complex="11.5pt"/>
    </style:style>
    <style:style style:name="T14" style:family="text">
      <style:text-properties fo:color="#800000" style:font-name="Calibri" fo:font-size="11.5pt" fo:language="none" fo:country="none" officeooo:rsid="0005d3a5" style:font-size-asian="11.5pt" style:font-name-complex="Calibri1" style:font-size-complex="11.5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549cm, 0cm, 0.5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Standard"><text:span text:style-name="T1">Leer una frase de máximo 80 caracteres y escribirla progresivamente es decir si la frase es:</text:span></text:p>
      <text:p text:style-name="Standard"><text:span text:style-name="T1">“ciervo”, el programa debe imprimir</text:span></text:p>
      <text:p text:style-name="Standard"><text:span text:style-name="T1">C</text:span></text:p>
      <text:p text:style-name="Standard"><text:span text:style-name="T1">Ci</text:span></text:p>
      <text:p text:style-name="Standard"><text:span text:style-name="T1">CIU</text:span></text:p>
      <text:p text:style-name="Standard"><text:span text:style-name="T1">CIUD</text:span></text:p>
      <text:p text:style-name="Standard"><text:span text:style-name="T1">CIUDA</text:span></text:p>
      <text:p text:style-name="Standard"><text:span text:style-name="T1">CIUDAD</text:span></text:p>
      <text:p text:style-name="P2"/>
      <text:p text:style-name="Standard"><text:span text:style-name="T1">Dada una frase de no más de 80 caracteres hacer un programa que busque cuántas mayúsculas y minúsculas tiene y lo imprima.</text:span></text:p>
      <text:p text:style-name="P12"><text:span text:style-name="T1">Convertir toda la frase a mayúsculas </text:span><text:span text:style-name="T2">o </text:span><text:span text:style-name="T1">a minusculas y comparar con la frase original letra por letra. Con bucle. .charAt para sacar el carácter </text:span></text:p>
      <text:p text:style-name="P2"/>
      <text:p text:style-name="P9"><text:span text:style-name="T1"><text:s/>Programa que lea una frase y una palabra y que nos diga la posición de dicha palabra en la frase y si no la encuentra devuelva un cero.</text:span></text:p>
      <text:p text:style-name="P9"><text:span text:style-name="T1"><text:s/></text:span><text:span text:style-name="T13">Con </text:span><text:span text:style-name="T12">.</text:span><text:span text:style-name="T13">indexOf</text:span></text:p>
      <text:p text:style-name="P2"/>
      <text:p text:style-name="Standard"><text:span text:style-name="T1"><text:s/>Leer una cadena de hasta 80 caracteres y pasarla en función de una variable de opción a</text:span></text:p>
      <text:p text:style-name="P9"><text:span text:style-name="T1">Mayúsculas o a minúsculas e imprimir la cadena resultante.</text:span></text:p>
      <text:p text:style-name="P9"><text:span text:style-name="T12"><text:s/>.</text:span><text:span text:style-name="T13">toLowerCase o . to UpperCase</text:span></text:p>
      <text:p text:style-name="P2"/>
      <text:p text:style-name="Standard"><text:span text:style-name="T1"><text:s/>Leer una frase por teclado (máximo 80 car) y construir otras dos cadenas de forma que una contenga los caracteres en posición par y la otra los caracteres en posición impar.</text:span></text:p>
      <text:p text:style-name="P2"/>
      <text:p text:style-name="Standard"><text:span text:style-name="T1"><text:s/>Leer una frase por teclado (máximo 80) y a continuación escribir cuantas vocales, consonantes y caracteres numéricos posee.</text:span></text:p>
      <text:p text:style-name="P2"/>
      <text:p text:style-name="P10"><text:span text:style-name="T1"><text:s/>Leer una frase por teclado y escribir a continuación cuantas mayúsculas, minúsculas y números contiene.</text:span></text:p>
      <text:p text:style-name="P10"><text:span text:style-name="T1"><text:s text:c="3"/></text:span><text:span text:style-name="T12">.</text:span><text:span text:style-name="T14">isNaN</text:span></text:p>
      <text:p text:style-name="P2"/>
      <text:p text:style-name="Standard"><text:span text:style-name="T1"><text:s/>Leer una frase filtrándola a que todos sus caracteres sean mayúsculas, una vez filtrada y dado un numero entre 1 y 10 haga un cifrado de la frase (denominado cifrado CESAR) del modo siguiente , si el numero por ejemplo es 3, transforme la frase de manera que cada carácter se transforme en 3 códigos ASCII mas es decir :</text:span></text:p>
      <text:p text:style-name="Standard"><text:span text:style-name="T1">Frase inicial PROGRAMACION resultado SURJUDPDFLRQ.</text:span></text:p>
      <text:p text:style-name="Standard"><text:span text:style-name="T1">Desarrollar los programas de codificar y descodificar mediante dos funciones.</text:span></text:p>
      <text:p text:style-name="P2"/>
      <text:p text:style-name="Standard"><text:span text:style-name="T1">Escribir un programa que lea códigos de personas de 8 caracteres de modo que los cuatro primeros sean numéricos y contenidos entre 1990-1995 (un año), el quinto carácter sea solo (H ó M) sexo, el sexto un número que representa el curso 1 o 2, deben rechazarse los </text:span><text:soft-page-break/><text:span text:style-name="T1">códigos que no cumplan estas condiciones, la finalización de entrada de códigos se produce códigos correctos han sido leídos.</text:span></text:p>
      <text:p text:style-name="P2"/>
      <text:p text:style-name="Standard"><text:span text:style-name="T1">Escribir un programa que lea una frase (máximo 60 caracteres) y diga cuántas letras distintas tiene y la frecuencia de las mismas, para homogeneizar el conjunto de letras debemos trabajar solo con mayúsculas.</text:span></text:p>
      <text:p text:style-name="P2"/>
      <text:p text:style-name="Standard"><text:span text:style-name="T1">Hacer un programa para que pida una palabra de no más de 20 caracteres y efectúe todas las rotaciones posibles de dicha palabra de forma que el último carácter pase al primero y los demás corran un espacio, es decir si la palabra fuera “HOLA” el resultado debe ser :</text:span></text:p>
      <text:p text:style-name="Standard"><text:span text:style-name="T1">HOLA</text:span></text:p>
      <text:p text:style-name="Standard"><text:span text:style-name="T1">AHOL</text:span></text:p>
      <text:p text:style-name="Standard"><text:span text:style-name="T1">LAHO</text:span></text:p>
      <text:p text:style-name="Standard"><text:span text:style-name="T1">OLAH</text:span></text:p>
      <text:p text:style-name="P4"><text:span text:style-name="T1">Observar que una palabra de n caracteres tiene n rotaciones.</text:span></text:p>
      <text:p text:style-name="P3"/>
      <text:p text:style-name="Standard"><text:span text:style-name="T5"><text:s/>Escribir un programa que pida por teclado una cadena y una letra, de manera que ponga en mayúsculas cada ocurrencia de la letra que haya en la cadena y lo muestre por pantalla.</text:span></text:p>
      <text:p text:style-name="P5"/>
      <text:p text:style-name="Standard"><text:span text:style-name="T5">Escribe </text:span><text:span text:style-name="T6">un programa que pida por teclado una cadena y una letra, de manera que elimine las 3 primeras ocurrencias de la letra que encuentre en la cadena y lo muestre por pantalla.</text:span></text:p>
      <text:p text:style-name="P6"/>
      <text:p text:style-name="Standard"><text:span text:style-name="T5">Escribe un programa que pida por teclado una palabra y diga si es un palíndromo o no. Una palabra es un palíndromo si se lee igual de izquierda a derecha que de derecha a izquierda.</text:span></text:p>
      <text:p text:style-name="P5"/>
      <text:p text:style-name="Standard"><text:span text:style-name="T5">Escribe </text:span><text:span text:style-name="T6">un programa que pida por teclado dos nombres con su apellido cada uno del siguiente modo:</text:span></text:p>
      <text:p text:style-name="Standard"><text:span text:style-name="T7">Introduce un nombre y un apellido:</text:span></text:p>
      <text:p text:style-name="Standard"><text:span text:style-name="T8">Manuel García</text:span></text:p>
      <text:p text:style-name="Standard"><text:span text:style-name="T7">Introduce otro nombre y apellido:</text:span></text:p>
      <text:p text:style-name="Standard"><text:span text:style-name="T8">Jimena Pérez</text:span></text:p>
      <text:p text:style-name="Standard"><text:span text:style-name="T6">Después debe intercambiar los apellidos a los nombres y mostrarlos:</text:span></text:p>
      <text:p text:style-name="Standard"><text:span text:style-name="T7">Jimena García</text:span></text:p>
      <text:p text:style-name="Standard"><text:span text:style-name="T7">Manuel Pérez</text:span></text:p>
      <text:p text:style-name="P7"/>
      <text:p text:style-name="Standard"><text:span text:style-name="T6">Escribe un programa que pida una palabra por teclado e intercambie la última y la primera letra.</text:span></text:p>
      <text:p text:style-name="P6"/>
      <text:p text:style-name="Standard"><text:span text:style-name="T6">Escribe un programa que pida por teclado una frase y cambie cada ocurrencia de la palabra “si” por la palabra “no”. Después lo muestra por pantalla.</text:span></text:p>
      <text:p text:style-name="P6"/>
      <text:p text:style-name="Standard"><text:span text:style-name="T6">Escribe un programa que pida por teclado una palabra y muestre por pantalla cuál es la vocal que más veces contiene la palabra junto al número de veces que la tiene.</text:span></text:p>
      <text:p text:style-name="P3"><text:bookmark text:name="_GoBack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 text:start-value="1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222222" fo:font-size="12pt" style:font-size-asian="12pt" style:font-name-complex="Calibri1" style:font-size-complex="12pt" loext:padding="0cm" loext:border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text-properties fo:color="#222222" style:font-name="Calibri" fo:font-size="12pt" style:font-size-asian="12pt" style:font-name-complex="Calibri1" style:font-size-complex="12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T1" style:family="text">
      <style:text-properties fo:color="#222222" fo:font-size="12pt" style:font-size-asian="12pt" style:font-name-complex="Calibri1" style:font-size-complex="12pt" loext:padding="0cm" loext:border="none"/>
    </style:style>
    <style:style style:name="MT2" style:family="text">
      <style:text-properties fo:color="#222222" style:font-name="Calibri" fo:font-size="12pt" style:font-size-asian="12pt" style:font-name-complex="Calibri1" style:font-size-complex="12pt" loext:padding="0cm" loext:border="none"/>
    </style:style>
    <style:style style:name="MT3" style:family="text">
      <style:text-properties fo:color="#222222" style:font-name="Calibri" fo:font-size="12pt" style:font-size-asian="12pt" style:font-name-complex="Calibri1" style:font-size-complex="12pt"/>
    </style:style>
    <style:style style:name="MT4" style:family="text">
      <style:text-properties style:font-name="Calibri" fo:font-weight="bold" style:font-weight-asian="bold" style:font-name-complex="Calibri1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549cm, 0cm, 0.51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char" svg:x="-0.002cm" svg:y="0.076cm" svg:width="2.064cm" svg:height="1.005cm" draw:z-index="1"><draw:image xlink:href="Pictures/10000000000000B3000000B3FB505978AB08FFEF.jpg" xlink:type="simple" xlink:show="embed" xlink:actuate="onLoad"/><svg:desc>Resultado de imagen de nett formacion</svg:desc></draw:frame></text:p>
        <text:p text:style-name="MP2"><text:span text:style-name="MT1"><text:tab/></text:span><text:span text:style-name="MT2"><text:tab/>Máster en</text:span><text:span text:style-name="MT3"> AAA Arquitectura Avanzada de Aplicaciones</text:span></text:p>
        <text:p text:style-name="MP3"/>
        <text:p text:style-name="Standard"><text:span text:style-name="MT4">Fundamentos de la programación</text:span></text:p>
        <text:p text:style-name="Standard"><text:span text:style-name="MT4">Ejercicios 03</text:span></text:p>
        <text:p text:style-name="Standard"><text:span text:style-name="MT4">String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para el modulo “Programación en lenguajes estructurados”</dc:title>
    <meta:initial-creator>yo mismo</meta:initial-creator>
    <meta:editing-cycles>6</meta:editing-cycles>
    <meta:print-date>2009-09-22T19:05:00</meta:print-date>
    <meta:creation-date>2013-09-30T06:47:00</meta:creation-date>
    <dc:date>2017-03-30T11:02:23.415000000</dc:date>
    <meta:editing-duration>PT1H30M36S</meta:editing-duration>
    <meta:generator>LibreOffice/5.3.0.3$Windows_x86 LibreOffice_project/7074905676c47b82bbcfbea1aeefc84afe1c50e1</meta:generator>
    <meta:document-statistic meta:table-count="0" meta:image-count="1" meta:object-count="0" meta:page-count="2" meta:paragraph-count="48" meta:word-count="674" meta:character-count="3866" meta:non-whitespace-character-count="3225"/>
    <meta:user-defined meta:name="AppVersion">14.0000</meta:user-defined>
    <meta:user-defined meta:name="Company">mi 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